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automatic-styles>
    <style:style style:family="paragraph" style:name="ad59819" style:parent-style-name="Normal">
      <style:paragraph-properties fo:line-height="100%" fo:margin-bottom="0.0mm"/>
    </style:style>
    <style:style style:family="table-cell" style:name="a006b8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f63a3" style:parent-style-name="Normal">
      <style:paragraph-properties fo:line-height="100%" fo:margin-bottom="0.0mm"/>
    </style:style>
    <style:style style:family="paragraph" style:name="a65a384" style:parent-style-name="Normal">
      <style:paragraph-properties fo:line-height="100%" fo:margin-bottom="0.0mm"/>
    </style:style>
    <style:style style:family="table-cell" style:name="a87f4e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65950" style:parent-style-name="Normal">
      <style:paragraph-properties fo:line-height="100%" fo:margin-bottom="0.0mm"/>
    </style:style>
    <style:style style:family="table-cell" style:name="aecd0a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0528f" style:parent-style-name="Normal">
      <style:paragraph-properties fo:line-height="100%" fo:margin-bottom="0.0mm"/>
    </style:style>
    <style:style style:family="table-cell" style:name="a26e38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0b68" style:parent-style-name="Normal">
      <style:paragraph-properties fo:line-height="100%" fo:margin-bottom="0.0mm"/>
    </style:style>
    <style:style style:family="table-cell" style:name="a46fe7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201d5" style:parent-style-name="Normal">
      <style:paragraph-properties fo:line-height="100%" fo:margin-bottom="0.0mm"/>
    </style:style>
    <style:style style:family="table-cell" style:name="aef6b2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ecbe1" style:parent-style-name="Normal">
      <style:paragraph-properties fo:line-height="100%" fo:margin-bottom="0.0mm"/>
    </style:style>
    <style:style style:family="table-cell" style:name="abcd2a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27cfe" style:parent-style-name="Normal">
      <style:paragraph-properties fo:line-height="100%" fo:margin-bottom="0.0mm"/>
    </style:style>
    <style:style style:family="table-cell" style:name="a96984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37229" style:parent-style-name="Normal">
      <style:paragraph-properties fo:line-height="100%" fo:margin-bottom="0.0mm"/>
    </style:style>
    <style:style style:family="table-cell" style:name="a3cd88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f7b8a" style:parent-style-name="Normal">
      <style:paragraph-properties fo:line-height="100%" fo:margin-bottom="0.0mm"/>
    </style:style>
    <style:style style:family="table-cell" style:name="ad5bcb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1c5b1" style:parent-style-name="Normal">
      <style:paragraph-properties fo:line-height="100%" fo:margin-bottom="0.0mm"/>
    </style:style>
    <style:style style:family="table-cell" style:name="ab5fa0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f1ba7" style:parent-style-name="Normal">
      <style:paragraph-properties fo:line-height="100%" fo:margin-bottom="0.0mm"/>
    </style:style>
    <style:style style:family="table-cell" style:name="ad66a4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5e74" style:parent-style-name="Normal">
      <style:paragraph-properties fo:line-height="100%" fo:margin-bottom="0.0mm"/>
    </style:style>
    <style:style style:family="table-cell" style:name="ab3ed3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39dd5" style:parent-style-name="Normal">
      <style:paragraph-properties fo:line-height="100%" fo:margin-bottom="0.0mm"/>
    </style:style>
    <style:style style:family="table-cell" style:name="afc6d3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2593c" style:parent-style-name="Normal">
      <style:paragraph-properties fo:line-height="100%" fo:margin-bottom="0.0mm"/>
    </style:style>
    <style:style style:family="table-cell" style:name="add3de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e5759" style:parent-style-name="Normal">
      <style:paragraph-properties fo:line-height="100%" fo:margin-bottom="0.0mm"/>
    </style:style>
    <style:style style:family="table-cell" style:name="ae14dc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b75c6" style:parent-style-name="Normal">
      <style:paragraph-properties fo:line-height="100%" fo:margin-bottom="0.0mm"/>
    </style:style>
    <style:style style:family="table-cell" style:name="a9a17e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f118c" style:parent-style-name="Normal">
      <style:paragraph-properties fo:line-height="100%" fo:margin-bottom="0.0mm"/>
    </style:style>
    <style:style style:family="table-cell" style:name="a421d3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a74ae" style:parent-style-name="Normal">
      <style:paragraph-properties fo:line-height="100%" fo:margin-bottom="0.0mm"/>
    </style:style>
    <style:style style:family="table-cell" style:name="ac438d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44be5" style:parent-style-name="Normal">
      <style:paragraph-properties fo:line-height="100%" fo:margin-bottom="0.0mm"/>
    </style:style>
    <style:style style:family="table-cell" style:name="a2595b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9cb2b" style:parent-style-name="Normal">
      <style:paragraph-properties fo:line-height="100%" fo:margin-bottom="0.0mm"/>
    </style:style>
    <style:style style:family="table-cell" style:name="af1af5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016e3" style:parent-style-name="Normal">
      <style:paragraph-properties fo:line-height="100%" fo:margin-bottom="0.0mm"/>
    </style:style>
    <style:style style:family="table-cell" style:name="a9dd27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a029c" style:parent-style-name="Normal">
      <style:paragraph-properties fo:line-height="100%" fo:margin-bottom="0.0mm"/>
    </style:style>
    <style:style style:family="table-cell" style:name="ab54d9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c7dc6" style:parent-style-name="Normal">
      <style:paragraph-properties fo:line-height="100%" fo:margin-bottom="0.0mm"/>
    </style:style>
    <style:style style:family="table-cell" style:name="a3e25c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859e6" style:parent-style-name="Normal">
      <style:paragraph-properties fo:line-height="100%" fo:margin-bottom="0.0mm"/>
    </style:style>
    <style:style style:family="table-cell" style:name="a10f4c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9b50f" style:parent-style-name="Normal">
      <style:paragraph-properties fo:line-height="100%" fo:margin-bottom="0.0mm"/>
    </style:style>
    <style:style style:family="table-cell" style:name="aaad4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77ea8" style:parent-style-name="Normal">
      <style:paragraph-properties fo:line-height="100%" fo:margin-bottom="0.0mm"/>
    </style:style>
    <style:style style:family="table-cell" style:name="a4f208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783da" style:parent-style-name="Normal">
      <style:paragraph-properties fo:line-height="100%" fo:margin-bottom="0.0mm"/>
    </style:style>
    <style:style style:family="table-cell" style:name="a8db89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0742a" style:parent-style-name="Normal">
      <style:paragraph-properties fo:line-height="100%" fo:margin-bottom="0.0mm"/>
    </style:style>
    <style:style style:family="table-cell" style:name="a8a57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a9e00" style:parent-style-name="Normal">
      <style:paragraph-properties fo:line-height="100%" fo:margin-bottom="0.0mm"/>
    </style:style>
    <style:style style:family="table-cell" style:name="ab81a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cfe3a" style:parent-style-name="Normal">
      <style:paragraph-properties fo:line-height="100%" fo:margin-bottom="0.0mm"/>
    </style:style>
    <style:style style:family="table-cell" style:name="a5264e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5e50e" style:parent-style-name="Normal">
      <style:paragraph-properties fo:line-height="100%" fo:margin-bottom="0.0mm"/>
    </style:style>
    <style:style style:family="table-cell" style:name="a4f3a2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25c1" style:parent-style-name="Normal">
      <style:paragraph-properties fo:line-height="100%" fo:margin-bottom="0.0mm"/>
    </style:style>
    <style:style style:family="table-cell" style:name="a2089f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ec60c" style:parent-style-name="Normal">
      <style:paragraph-properties fo:line-height="100%" fo:margin-bottom="0.0mm"/>
    </style:style>
    <style:style style:family="table-cell" style:name="a8e556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cad30" style:parent-style-name="Normal">
      <style:paragraph-properties fo:line-height="100%" fo:margin-bottom="0.0mm"/>
    </style:style>
    <style:style style:family="table-cell" style:name="aa4fdb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b2a0e" style:parent-style-name="Normal">
      <style:paragraph-properties fo:line-height="100%" fo:margin-bottom="0.0mm"/>
    </style:style>
    <style:style style:family="table-cell" style:name="aee358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c8ac2" style:parent-style-name="Normal">
      <style:paragraph-properties fo:line-height="100%" fo:margin-bottom="0.0mm"/>
    </style:style>
    <style:style style:family="table-cell" style:name="a69712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6af9f" style:parent-style-name="Normal">
      <style:paragraph-properties fo:line-height="100%" fo:margin-bottom="0.0mm"/>
    </style:style>
    <style:style style:family="table-cell" style:name="a5f801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7be87" style:parent-style-name="Normal">
      <style:paragraph-properties fo:line-height="100%" fo:margin-bottom="0.0mm"/>
    </style:style>
    <style:style style:family="table-cell" style:name="acd733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422f4" style:parent-style-name="Normal">
      <style:paragraph-properties fo:line-height="100%" fo:margin-bottom="0.0mm"/>
    </style:style>
    <style:style style:family="table-cell" style:name="aba57a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c1a40" style:parent-style-name="Normal">
      <style:paragraph-properties fo:line-height="100%" fo:margin-bottom="0.0mm"/>
    </style:style>
    <style:style style:family="table-cell" style:name="a02dfa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f6aef" style:parent-style-name="Normal">
      <style:paragraph-properties fo:line-height="100%" fo:margin-bottom="0.0mm"/>
    </style:style>
    <style:style style:family="table-cell" style:name="a93118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2d111" style:parent-style-name="Normal">
      <style:paragraph-properties fo:line-height="100%" fo:margin-bottom="0.0mm"/>
    </style:style>
    <style:style style:family="table-cell" style:name="a69bbf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b60fb" style:parent-style-name="Normal">
      <style:paragraph-properties fo:line-height="100%" fo:margin-bottom="0.0mm"/>
    </style:style>
    <style:style style:family="table-cell" style:name="a4904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3e4f8" style:parent-style-name="Normal">
      <style:paragraph-properties fo:line-height="100%" fo:margin-bottom="0.0mm"/>
    </style:style>
    <style:style style:family="table-cell" style:name="a7c2ad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649a8" style:parent-style-name="Normal">
      <style:paragraph-properties fo:line-height="100%" fo:margin-bottom="0.0mm"/>
    </style:style>
    <style:style style:family="table-cell" style:name="a61bac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2c822" style:parent-style-name="Normal">
      <style:paragraph-properties fo:line-height="100%" fo:margin-bottom="0.0mm"/>
    </style:style>
    <style:style style:family="table-cell" style:name="a6459f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6e42b" style:parent-style-name="Normal">
      <style:paragraph-properties fo:line-height="100%" fo:margin-bottom="0.0mm"/>
    </style:style>
    <style:style style:family="table-cell" style:name="a1803e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2c803" style:parent-style-name="Normal">
      <style:paragraph-properties fo:line-height="100%" fo:margin-bottom="0.0mm"/>
    </style:style>
    <style:style style:family="table-cell" style:name="a5791b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3469c" style:parent-style-name="Normal">
      <style:paragraph-properties fo:line-height="100%" fo:margin-bottom="0.0mm"/>
    </style:style>
    <style:style style:family="table-cell" style:name="a73bb4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d1845" style:parent-style-name="Normal">
      <style:paragraph-properties fo:line-height="100%" fo:margin-bottom="0.0mm"/>
    </style:style>
    <style:style style:family="table-cell" style:name="aeacbf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9fd0f" style:parent-style-name="Normal">
      <style:paragraph-properties fo:line-height="100%" fo:margin-bottom="0.0mm"/>
    </style:style>
    <style:style style:family="table-cell" style:name="a443b1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59385" style:parent-style-name="Normal">
      <style:paragraph-properties fo:line-height="100%" fo:margin-bottom="0.0mm"/>
    </style:style>
    <style:style style:family="table-cell" style:name="ac678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52176" style:parent-style-name="Normal">
      <style:paragraph-properties fo:line-height="100%" fo:margin-bottom="0.0mm"/>
    </style:style>
    <style:style style:family="table-cell" style:name="af4c93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687e3" style:parent-style-name="Normal">
      <style:paragraph-properties fo:line-height="100%" fo:margin-bottom="0.0mm"/>
    </style:style>
    <style:style style:family="table-cell" style:name="a68529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6625c" style:parent-style-name="Normal">
      <style:paragraph-properties fo:line-height="100%" fo:margin-bottom="0.0mm"/>
    </style:style>
    <style:style style:family="table-cell" style:name="a67834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f255c" style:parent-style-name="Normal">
      <style:paragraph-properties fo:line-height="100%" fo:margin-bottom="0.0mm"/>
    </style:style>
    <style:style style:family="table-cell" style:name="a0375b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a2e67" style:parent-style-name="Normal">
      <style:paragraph-properties fo:line-height="100%" fo:margin-bottom="0.0mm"/>
    </style:style>
    <style:style style:family="table-cell" style:name="ad08db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b63fc" style:parent-style-name="Normal">
      <style:paragraph-properties fo:line-height="100%" fo:margin-bottom="0.0mm"/>
    </style:style>
    <style:style style:family="table-cell" style:name="a08098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77aab" style:parent-style-name="Normal">
      <style:paragraph-properties fo:line-height="100%" fo:margin-bottom="0.0mm"/>
    </style:style>
    <style:style style:family="table-cell" style:name="af08df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f77d4" style:parent-style-name="Normal">
      <style:paragraph-properties fo:line-height="100%" fo:margin-bottom="0.0mm"/>
    </style:style>
    <style:style style:family="table-cell" style:name="a6d396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0d9d8" style:parent-style-name="Normal">
      <style:paragraph-properties fo:line-height="100%" fo:margin-bottom="0.0mm"/>
    </style:style>
    <style:style style:family="table-cell" style:name="a0ab4d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c28d2" style:parent-style-name="Normal">
      <style:paragraph-properties fo:line-height="100%" fo:margin-bottom="0.0mm"/>
    </style:style>
    <style:style style:family="table-cell" style:name="a8154a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2da23" style:parent-style-name="Normal">
      <style:paragraph-properties fo:line-height="100%" fo:margin-bottom="0.0mm"/>
    </style:style>
    <style:style style:family="table-cell" style:name="a87df1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4a452" style:parent-style-name="Normal">
      <style:paragraph-properties fo:line-height="100%" fo:margin-bottom="0.0mm"/>
    </style:style>
    <style:style style:family="table-cell" style:name="ac5408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ae018" style:parent-style-name="Normal">
      <style:paragraph-properties fo:line-height="100%" fo:margin-bottom="0.0mm"/>
    </style:style>
    <style:style style:family="table-cell" style:name="a65922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99e9a" style:parent-style-name="Normal">
      <style:paragraph-properties fo:line-height="100%" fo:margin-bottom="0.0mm"/>
    </style:style>
    <style:style style:family="table-cell" style:name="a31a17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8f429" style:parent-style-name="Normal">
      <style:paragraph-properties fo:line-height="100%" fo:margin-bottom="0.0mm"/>
    </style:style>
    <style:style style:family="table-cell" style:name="a54db9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da09" style:parent-style-name="Normal">
      <style:paragraph-properties fo:line-height="100%" fo:margin-bottom="0.0mm"/>
    </style:style>
    <style:style style:family="table-cell" style:name="a3561d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e3911" style:parent-style-name="Normal">
      <style:paragraph-properties fo:line-height="100%" fo:margin-bottom="0.0mm"/>
    </style:style>
    <style:style style:family="table-cell" style:name="aca587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b6a2d" style:parent-style-name="Normal">
      <style:paragraph-properties fo:line-height="100%" fo:margin-bottom="0.0mm"/>
    </style:style>
    <style:style style:family="table-cell" style:name="ac67bd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10111" style:parent-style-name="Normal">
      <style:paragraph-properties fo:line-height="100%" fo:margin-bottom="0.0mm"/>
    </style:style>
    <style:style style:family="table-cell" style:name="a35eb5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048a1" style:parent-style-name="Normal">
      <style:paragraph-properties fo:line-height="100%" fo:margin-bottom="0.0mm"/>
    </style:style>
    <style:style style:family="table-cell" style:name="aff2cc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eb7ef" style:parent-style-name="Normal">
      <style:paragraph-properties fo:line-height="100%" fo:margin-bottom="0.0mm"/>
    </style:style>
    <style:style style:family="table-cell" style:name="a25e65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c11b7" style:parent-style-name="Normal">
      <style:paragraph-properties fo:line-height="100%" fo:margin-bottom="0.0mm"/>
    </style:style>
    <style:style style:family="table-cell" style:name="afaf7a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b17cf" style:parent-style-name="Normal">
      <style:paragraph-properties fo:line-height="100%" fo:margin-bottom="0.0mm"/>
    </style:style>
    <style:style style:family="table-cell" style:name="a3eafa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9fef5" style:parent-style-name="Normal">
      <style:paragraph-properties fo:line-height="100%" fo:margin-bottom="0.0mm"/>
    </style:style>
    <style:style style:family="table-cell" style:name="af81cf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b5ed9" style:parent-style-name="Normal">
      <style:paragraph-properties fo:line-height="100%" fo:margin-bottom="0.0mm"/>
    </style:style>
    <style:style style:family="table-cell" style:name="aad262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57567" style:parent-style-name="Normal">
      <style:paragraph-properties fo:line-height="100%" fo:margin-bottom="0.0mm"/>
    </style:style>
    <style:style style:family="table-cell" style:name="a2b6dd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37ba9" style:parent-style-name="Normal">
      <style:paragraph-properties fo:line-height="100%" fo:margin-bottom="0.0mm"/>
    </style:style>
    <style:style style:family="table-cell" style:name="a0f4cf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bdb7" style:parent-style-name="Normal">
      <style:paragraph-properties fo:line-height="100%" fo:margin-bottom="0.0mm"/>
    </style:style>
    <style:style style:family="table-cell" style:name="a35a0bf">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ca669b">
      <style:table-column-properties style:rel-column-width="10*"/>
    </style:style>
    <style:style style:family="table" style:name="abc025c">
      <style:table-properties fo:margin-left="0.0mm" style:width="5.018cm" table:align="left"/>
    </style:style>
    <style:style style:family="table-cell" style:name="ae8bc1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8d40" style:parent-style-name="Normal">
      <style:paragraph-properties fo:line-height="100%" fo:margin-bottom="0.0mm"/>
    </style:style>
    <style:style style:family="table-cell" style:name="af21dd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c9ae" style:parent-style-name="Normal">
      <style:paragraph-properties fo:line-height="100%" fo:margin-bottom="0.0mm"/>
    </style:style>
    <style:style style:family="paragraph" style:name="a88be24" style:parent-style-name="Normal">
      <style:paragraph-properties fo:line-height="100%" fo:margin-bottom="0.0mm"/>
    </style:style>
    <style:style style:family="table-cell" style:name="a8bf50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efa5b" style:parent-style-name="Normal">
      <style:paragraph-properties fo:line-height="100%" fo:margin-bottom="0.0mm"/>
    </style:style>
    <style:style style:family="table-cell" style:name="ac1ed7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cb425" style:parent-style-name="Normal">
      <style:paragraph-properties fo:line-height="100%" fo:margin-bottom="0.0mm"/>
    </style:style>
    <style:style style:family="table-cell" style:name="ac2c06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15364" style:parent-style-name="Normal">
      <style:paragraph-properties fo:line-height="100%" fo:margin-bottom="0.0mm"/>
    </style:style>
    <style:style style:family="table-cell" style:name="a1a7fb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f6cb7" style:parent-style-name="Normal">
      <style:paragraph-properties fo:line-height="100%" fo:margin-bottom="0.0mm"/>
      <style:text-properties fo:font-weight="bold" style:font-weight-asian="bold"/>
    </style:style>
    <style:style style:family="table-cell" style:name="ac2d4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3a743" style:parent-style-name="Normal">
      <style:paragraph-properties fo:line-height="100%" fo:margin-bottom="0.0mm"/>
    </style:style>
    <style:style style:family="table-cell" style:name="aeefe8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da7d2" style:parent-style-name="Normal">
      <style:paragraph-properties fo:line-height="100%" fo:margin-bottom="0.0mm"/>
    </style:style>
    <style:style style:family="table-cell" style:name="aeee63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6be89" style:parent-style-name="Normal">
      <style:paragraph-properties fo:line-height="100%" fo:margin-bottom="0.0mm"/>
    </style:style>
    <style:style style:family="table-cell" style:name="a80a32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17d2" style:parent-style-name="Normal">
      <style:paragraph-properties fo:line-height="100%" fo:margin-bottom="0.0mm"/>
      <style:text-properties fo:font-weight="bold" style:font-weight-asian="bold"/>
    </style:style>
    <style:style style:family="table-cell" style:name="aa2f8d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48036" style:parent-style-name="Normal">
      <style:paragraph-properties fo:line-height="100%" fo:margin-bottom="0.0mm"/>
    </style:style>
    <style:style style:family="table-cell" style:name="a94a12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9a641" style:parent-style-name="Normal">
      <style:paragraph-properties fo:line-height="100%" fo:margin-bottom="0.0mm"/>
    </style:style>
    <style:style style:family="table-cell" style:name="a555f7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96cae" style:parent-style-name="Normal">
      <style:paragraph-properties fo:line-height="100%" fo:margin-bottom="0.0mm"/>
    </style:style>
    <style:style style:family="table-cell" style:name="a53dc1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c9277" style:parent-style-name="Normal">
      <style:paragraph-properties fo:line-height="100%" fo:margin-bottom="0.0mm"/>
      <style:text-properties fo:font-weight="bold" style:font-weight-asian="bold"/>
    </style:style>
    <style:style style:family="table-cell" style:name="a3f762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3f57f" style:parent-style-name="Normal">
      <style:paragraph-properties fo:line-height="100%" fo:margin-bottom="0.0mm"/>
    </style:style>
    <style:style style:family="table-cell" style:name="a6cd99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44003" style:parent-style-name="Normal">
      <style:paragraph-properties fo:line-height="100%" fo:margin-bottom="0.0mm"/>
    </style:style>
    <style:style style:family="table-cell" style:name="a406fc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027f5" style:parent-style-name="Normal">
      <style:paragraph-properties fo:line-height="100%" fo:margin-bottom="0.0mm"/>
    </style:style>
    <style:style style:family="table-cell" style:name="a6ff53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8caf0" style:parent-style-name="Normal">
      <style:paragraph-properties fo:line-height="100%" fo:margin-bottom="0.0mm"/>
      <style:text-properties fo:font-weight="bold" style:font-weight-asian="bold"/>
    </style:style>
    <style:style style:family="table-cell" style:name="a1de1c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5607f" style:parent-style-name="Normal">
      <style:paragraph-properties fo:line-height="100%" fo:margin-bottom="0.0mm"/>
    </style:style>
    <style:style style:family="table-cell" style:name="a3b1d4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cb7ca" style:parent-style-name="Normal">
      <style:paragraph-properties fo:line-height="100%" fo:margin-bottom="0.0mm"/>
    </style:style>
    <style:style style:family="table-cell" style:name="acef2f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2fce9" style:parent-style-name="Normal">
      <style:paragraph-properties fo:line-height="100%" fo:margin-bottom="0.0mm"/>
    </style:style>
    <style:style style:family="table-cell" style:name="abf9d8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05582" style:parent-style-name="Normal">
      <style:paragraph-properties fo:line-height="100%" fo:margin-bottom="0.0mm"/>
      <style:text-properties fo:font-weight="bold" style:font-weight-asian="bold"/>
    </style:style>
    <style:style style:family="table-cell" style:name="a2053d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8435e" style:parent-style-name="Normal">
      <style:paragraph-properties fo:line-height="100%" fo:margin-bottom="0.0mm"/>
    </style:style>
    <style:style style:family="table-cell" style:name="a79be8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1a71a" style:parent-style-name="Normal">
      <style:paragraph-properties fo:line-height="100%" fo:margin-bottom="0.0mm"/>
    </style:style>
    <style:style style:family="table-cell" style:name="ab8662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f43b" style:parent-style-name="Normal">
      <style:paragraph-properties fo:line-height="100%" fo:margin-bottom="0.0mm"/>
    </style:style>
    <style:style style:family="table-cell" style:name="a973ef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0eb21" style:parent-style-name="Normal">
      <style:paragraph-properties fo:line-height="100%" fo:margin-bottom="0.0mm"/>
    </style:style>
    <style:style style:family="table-cell" style:name="a5439ca">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3f3cbc">
      <style:table-column-properties style:rel-column-width="20*"/>
    </style:style>
    <style:style style:family="table" style:name="a06ed4d">
      <style:table-properties fo:margin-left="0.0mm" style:width="5.009cm" table:align="left"/>
    </style:style>
    <style:style style:family="table-cell" style:name="aed16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f44f2" style:parent-style-name="Normal">
      <style:paragraph-properties fo:line-height="100%" fo:margin-bottom="0.0mm"/>
    </style:style>
    <style:style style:family="paragraph" style:name="adb0067" style:parent-style-name="Normal">
      <style:paragraph-properties fo:line-height="100%" fo:margin-bottom="0.0mm"/>
    </style:style>
    <style:style style:family="table-cell" style:name="a80e83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9edc18">
      <style:table-column-properties style:rel-column-width="100*"/>
    </style:style>
    <style:style style:family="table" style:name="a08fdae">
      <style:table-properties fo:margin-left="0.0mm" style:width="5.009cm" table:align="left"/>
    </style:style>
    <style:style style:family="table-cell" style:name="a6daf6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44aca" style:parent-style-name="Normal">
      <style:paragraph-properties fo:line-height="100%" fo:margin-bottom="0.0mm"/>
    </style:style>
    <style:style style:family="paragraph" style:name="ab40cb4" style:parent-style-name="Normal">
      <style:paragraph-properties fo:line-height="100%" fo:margin-bottom="0.0mm"/>
    </style:style>
    <style:style style:family="table-cell" style:name="a94baa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d1f6c" style:parent-style-name="Normal">
      <style:paragraph-properties fo:line-height="100%" fo:margin-bottom="0.0mm"/>
      <style:text-properties fo:font-weight="bold" style:font-weight-asian="bold" style:text-underline-style="solid"/>
    </style:style>
    <style:style style:family="table-cell" style:name="a4c4b3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076c0" style:parent-style-name="Normal">
      <style:paragraph-properties fo:line-height="100%" fo:margin-bottom="0.0mm"/>
      <style:text-properties style:text-underline-style="solid"/>
    </style:style>
    <style:style style:family="table-cell" style:name="ad1816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71de8" style:parent-style-name="Normal">
      <style:paragraph-properties fo:line-height="100%" fo:margin-bottom="0.0mm"/>
      <style:text-properties style:text-underline-style="solid"/>
    </style:style>
    <style:style style:family="table-cell" style:name="a5c120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48a59" style:parent-style-name="Normal">
      <style:paragraph-properties fo:line-height="100%" fo:margin-bottom="0.0mm"/>
      <style:text-properties style:text-underline-style="solid"/>
    </style:style>
    <style:style style:family="table-cell" style:name="a30a781">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0eb074">
      <style:table-column-properties style:rel-column-width="100*"/>
    </style:style>
    <style:style style:family="table" style:name="a75cf33">
      <style:table-properties fo:margin-left="0.0mm" style:width="5.008cm" table:align="left"/>
    </style:style>
    <style:style style:family="table-cell" style:name="a1d622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36db6" style:parent-style-name="Normal">
      <style:paragraph-properties fo:line-height="100%" fo:margin-bottom="0.0mm"/>
    </style:style>
    <style:style style:family="table-cell" style:name="a9b3a7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ed3f7" style:parent-style-name="Normal">
      <style:paragraph-properties fo:line-height="100%" fo:margin-bottom="0.0mm"/>
    </style:style>
    <style:style style:family="paragraph" style:name="add039f" style:parent-style-name="Normal">
      <style:paragraph-properties fo:line-height="100%" fo:margin-bottom="0.0mm"/>
    </style:style>
    <style:style style:family="table-cell" style:name="ae0f9b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6fd89" style:parent-style-name="Normal">
      <style:paragraph-properties fo:line-height="100%" fo:margin-bottom="0.0mm"/>
    </style:style>
    <style:style style:family="table-cell" style:name="a37b6c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cecd9" style:parent-style-name="Normal">
      <style:paragraph-properties fo:line-height="100%" fo:margin-bottom="0.0mm"/>
    </style:style>
    <style:style style:family="table-cell" style:name="a0755a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9aa73" style:parent-style-name="Normal">
      <style:paragraph-properties fo:line-height="100%" fo:margin-bottom="0.0mm"/>
    </style:style>
    <style:style style:family="table-cell" style:name="a2cc7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84680" style:parent-style-name="Normal">
      <style:paragraph-properties fo:line-height="100%" fo:margin-bottom="0.0mm"/>
    </style:style>
    <style:style style:family="table-cell" style:name="a135ad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2f947" style:parent-style-name="Normal">
      <style:paragraph-properties fo:line-height="100%" fo:margin-bottom="0.0mm"/>
    </style:style>
    <style:style style:family="table-cell" style:name="ad85a56">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9e4f62">
      <style:table-column-properties style:rel-column-width="33*"/>
    </style:style>
    <style:style style:family="table" style:name="a4cad95">
      <style:table-properties fo:margin-left="0.0mm" style:width="5.009cm" table:align="left"/>
    </style:style>
    <style:style style:family="table-cell" style:name="a187e1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dae1b" style:parent-style-name="Normal">
      <style:paragraph-properties fo:line-height="100%" fo:margin-bottom="0.0mm"/>
    </style:style>
    <style:style style:family="table-cell" style:name="a48d7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c30c8" style:parent-style-name="Normal">
      <style:paragraph-properties fo:line-height="100%" fo:margin-bottom="0.0mm"/>
    </style:style>
    <style:style style:family="paragraph" style:name="a913088" style:parent-style-name="Normal">
      <style:paragraph-properties fo:line-height="100%" fo:margin-bottom="0.0mm"/>
    </style:style>
    <style:style style:family="table-cell" style:name="a08761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5e32d" style:parent-style-name="Normal">
      <style:paragraph-properties fo:line-height="100%" fo:margin-bottom="0.0mm"/>
    </style:style>
    <style:style style:family="paragraph" style:name="a749656" style:parent-style-name="Normal">
      <style:paragraph-properties fo:line-height="100%" fo:margin-bottom="0.0mm"/>
    </style:style>
    <style:style style:family="table-cell" style:name="a485c4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a4b50" style:parent-style-name="Normal">
      <style:paragraph-properties fo:line-height="100%" fo:margin-bottom="0.0mm"/>
      <style:text-properties fo:font-style="italic" fo:font-weight="bold" style:font-style-asian="italic" style:font-weight-asian="bold" style:text-underline-style="solid"/>
    </style:style>
    <style:style style:family="table-cell" style:name="a4ec452">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7df32d">
      <style:table-column-properties style:rel-column-width="27*"/>
    </style:style>
    <style:style style:family="table-column" style:name="ae8f014">
      <style:table-column-properties style:rel-column-width="73*"/>
    </style:style>
    <style:style style:family="table" style:name="a648c58">
      <style:table-properties fo:margin-left="0.0mm" style:width="1.469cm" table:align="left"/>
    </style:style>
    <style:style style:family="table-cell" style:name="aca4d1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7c84" style:parent-style-name="Normal">
      <style:paragraph-properties fo:line-height="100%" fo:margin-bottom="0.0mm"/>
    </style:style>
    <style:style style:family="table-cell" style:name="ad1621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a718e" style:parent-style-name="Normal">
      <style:paragraph-properties fo:line-height="100%" fo:margin-bottom="0.0mm"/>
    </style:style>
    <style:style style:family="table-cell" style:name="a52e4b1">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73d46a">
      <style:table-column-properties style:rel-column-width="20*"/>
    </style:style>
    <style:style style:family="table-column" style:name="a679e54">
      <style:table-column-properties style:rel-column-width="37*"/>
    </style:style>
    <style:style style:family="table-column" style:name="a6c5b93">
      <style:table-column-properties style:rel-column-width="24*"/>
    </style:style>
    <style:style style:family="table-column" style:name="aec9c30">
      <style:table-column-properties style:rel-column-width="20*"/>
    </style:style>
    <style:style style:family="table" style:name="ac18ba5">
      <style:table-properties fo:margin-left="0.0mm" style:width="5.018cm" table:align="left"/>
    </style:style>
    <style:style style:family="table-cell" style:name="a93b6a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aa20a" style:parent-style-name="Normal">
      <style:paragraph-properties fo:line-height="100%" fo:margin-bottom="0.0mm"/>
    </style:style>
    <style:style style:family="text" style:name="af296e1" style:parent-style-name="DefaultParagraphFont">
      <style:text-properties fo:font-style="italic" style:font-style-asian="italic" style:text-underline-style="solid"/>
    </style:style>
    <style:style style:family="text" style:name="a82bee8" style:parent-style-name="DefaultParagraphFont">
      <style:text-properties fo:font-weight="bold" style:font-weight-asian="bold" style:text-underline-style="solid"/>
    </style:style>
    <style:style style:family="text" style:name="a2f48ff" style:parent-style-name="DefaultParagraphFont">
      <style:text-properties fo:font-style="italic" fo:font-weight="bold" style:font-style-asian="italic" style:font-weight-asian="bold"/>
    </style:style>
    <style:style style:family="table-cell" style:name="a8368b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65c5c" style:parent-style-name="Normal">
      <style:paragraph-properties fo:line-height="100%" fo:margin-bottom="0.0mm"/>
    </style:style>
    <style:style style:family="paragraph" style:name="a9df551" style:parent-style-name="Normal">
      <style:paragraph-properties fo:line-height="100%" fo:margin-bottom="0.0mm"/>
    </style:style>
    <style:style style:family="table-cell" style:name="a06d2b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c40fc" style:parent-style-name="Normal">
      <style:paragraph-properties fo:line-height="100%" fo:margin-bottom="0.0mm"/>
      <style:text-properties style:text-underline-style="solid"/>
    </style:style>
    <style:style style:family="table-cell" style:name="a26ea7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a641" style:parent-style-name="Normal">
      <style:paragraph-properties fo:line-height="100%" fo:margin-bottom="0.0mm"/>
      <style:text-properties fo:font-style="italic" style:font-style-asian="italic"/>
    </style:style>
    <style:style style:family="table-cell" style:name="a3166c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d9d61" style:parent-style-name="Normal">
      <style:paragraph-properties fo:line-height="100%" fo:margin-bottom="0.0mm"/>
      <style:text-properties fo:font-weight="bold" style:font-weight-asian="bold"/>
    </style:style>
    <style:style style:family="table-cell" style:name="a789d0d">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510c70">
      <style:table-column-properties style:rel-column-width="50*"/>
    </style:style>
    <style:style style:family="table" style:name="a027c73">
      <style:table-properties fo:margin-left="0.0mm" style:width="5.008cm" table:align="left"/>
    </style:style>
    <style:style style:family="table-cell" style:name="a835dd3">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524174">
      <style:table-column-properties style:rel-column-width="33*"/>
    </style:style>
    <style:style style:family="table" style:name="a5a2c6f">
      <style:table-properties fo:margin-left="0.0mm" style:width="16.249cm" table:align="left"/>
    </style:style>
    <style:style style:family="paragraph" style:name="ab0cd20" style:parent-style-name="Normal">
      <style:paragraph-properties fo:break-before="page"/>
    </style:style>
  </office:automatic-styles>
  <office:body>
    <office:text>
      <text:p text:style-name="ab0cd20"/>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a5a2c6f">
        <table:table-column table:number-columns-repeated="3" table:style-name="a524174"/>
        <table:table-row>
          <table:table-cell table:style-name="a835dd3">
            <table:table table:style-name="a027c73">
              <table:table-column table:number-columns-repeated="2" table:style-name="a510c70"/>
              <table:table-row>
                <table:table-cell table:style-name="a789d0d">
                  <text:p text:style-name="acd9d61">TextI</text:p>
                </table:table-cell>
                <table:table-cell table:style-name="a3166cc">
                  <text:p text:style-name="a13a641">Text</text:p>
                </table:table-cell>
              </table:table-row>
              <table:table-row>
                <table:table-cell table:style-name="a26ea7a">
                  <text:p text:style-name="a9c40fc">Text</text:p>
                </table:table-cell>
                <table:table-cell table:style-name="a06d2bf">
                  <text:p text:style-name="a9df551">Text</text:p>
                </table:table-cell>
              </table:table-row>
            </table:table>
            <text:p text:style-name="a865c5c"/>
          </table:table-cell>
          <table:table-cell table:style-name="a8368bc">
            <text:p text:style-name="NormalWeb">Dass der eher eindimensionale Nationalstürmertyp Gomez den früheren<text:s/>Na<text:span text:style-name="a2f48ff">tionalstürmer<text:s/>H</text:span>oeneß nicht grenzenlos begeistert, das hatte der Klubpatron schon Frühjahr geäußert, als Meister<text:s/>Dortmund<text:s/>davonzog. Gomez bewege sich zu wenig, kritisierte Hoeneß - eine Ansicht, die der mit ihm freundschaftlich verbundene<text:s/>Amateur-Tr<text:span text:style-name="a82bee8">ainer<text:s/>Mehmet Sc</text:span>holl während der EM als TV-Experte ("wundgelegen") praktischerweise zuspitzte. Die neue Debatte begann nun am Wochenende, als Hoeneß, wie er selbst sagt, "in einem<text:s/>Bierzelt<text:s/>bei e<text:span text:style-name="af296e1">inem Fan</text:span>treffen im bayerischen Wald" über Gomez urteilte, dieser sei "gut, aber nicht sehr gut". Tags darauf hat der Präsident zielsicher nachgelegt, als er Gomez die Niederlage gegen Chelsea zuschanzte</text:p>
            <text:p text:style-name="a3aa20a"/>
          </table:table-cell>
          <table:table-cell table:style-name="a93b6a7">
            <table:table table:style-name="ac18ba5">
              <table:table-column table:style-name="aec9c30"/>
              <table:table-column table:style-name="a6c5b93"/>
              <table:table-column table:style-name="a679e54"/>
              <table:table-column table:style-name="a73d46a"/>
              <table:table-row>
                <table:table-cell table:style-name="a52e4b1">
                  <text:p text:style-name="a9a718e">Svante</text:p>
                </table:table-cell>
                <table:table-cell table:style-name="ad16212">
                  <text:p text:style-name="aa67c84">Text</text:p>
                </table:table-cell>
                <table:table-cell table:style-name="aca4d18">
                  <table:table table:style-name="a648c58">
                    <table:table-column table:style-name="ae8f014"/>
                    <table:table-column table:style-name="a7df32d"/>
                    <table:table-row>
                      <table:table-cell table:style-name="a4ec452">
                        <text:p text:style-name="a9a4b50">Text</text:p>
                      </table:table-cell>
                      <table:table-cell table:style-name="a485c40">
                        <text:p text:style-name="a749656"/>
                      </table:table-cell>
                    </table:table-row>
                  </table:table>
                  <text:p text:style-name="a15e32d"/>
                </table:table-cell>
                <table:table-cell table:style-name="a08761b">
                  <text:p text:style-name="a913088"/>
                </table:table-cell>
              </table:table-row>
            </table:table>
            <text:p text:style-name="a1c30c8"/>
          </table:table-cell>
        </table:table-row>
        <table:table-row>
          <table:table-cell table:style-name="a48d7e2">
            <text:p text:style-name="addae1b"/>
          </table:table-cell>
          <table:table-cell table:style-name="a187e17">
            <table:table table:style-name="a4cad95">
              <table:table-column table:number-columns-repeated="3" table:style-name="a9e4f62"/>
              <table:table-row>
                <table:table-cell table:style-name="ad85a56">
                  <text:p text:style-name="a62f947"/>
                </table:table-cell>
                <table:table-cell table:style-name="a135ad3">
                  <text:p text:style-name="a884680"/>
                </table:table-cell>
                <table:table-cell table:style-name="a2cc791">
                  <text:p text:style-name="a39aa73"/>
                </table:table-cell>
              </table:table-row>
              <table:table-row>
                <table:table-cell table:style-name="a0755ab">
                  <text:p text:style-name="a7cecd9"/>
                </table:table-cell>
                <table:table-cell table:style-name="a37b6c8">
                  <text:p text:style-name="ae6fd89"/>
                </table:table-cell>
                <table:table-cell table:style-name="ae0f9b7">
                  <text:p text:style-name="add039f"/>
                </table:table-cell>
              </table:table-row>
            </table:table>
            <text:p text:style-name="a9ed3f7"/>
          </table:table-cell>
          <table:table-cell table:style-name="a9b3a7a">
            <text:p text:style-name="a536db6"/>
          </table:table-cell>
        </table:table-row>
        <table:table-row>
          <table:table-cell table:style-name="a1d622c">
            <table:table table:style-name="a75cf33">
              <table:table-column table:style-name="a0eb074"/>
              <table:table-row>
                <table:table-cell table:style-name="a30a781">
                  <text:p text:style-name="a248a59">Gomez bewege sich zu wenig</text:p>
                </table:table-cell>
              </table:table-row>
              <table:table-row>
                <table:table-cell table:style-name="a5c1209">
                  <text:p text:style-name="a371de8">Gomez bewege sich zu wenig</text:p>
                </table:table-cell>
              </table:table-row>
              <table:table-row>
                <table:table-cell table:style-name="ad18160">
                  <text:p text:style-name="a4076c0">Gomez bewege sich zu wenig</text:p>
                </table:table-cell>
              </table:table-row>
              <table:table-row>
                <table:table-cell table:style-name="a4c4b3d">
                  <text:p text:style-name="a4d1f6c">Gomez bewege sich zu wenig</text:p>
                </table:table-cell>
              </table:table-row>
              <table:table-row>
                <table:table-cell table:style-name="a94baaa">
                  <text:p text:style-name="ab40cb4">Gomez bewege sich zu wenig</text:p>
                </table:table-cell>
              </table:table-row>
            </table:table>
            <text:p text:style-name="a044aca"/>
          </table:table-cell>
          <table:table-cell table:style-name="a6daf60">
            <table:table table:style-name="a08fdae">
              <table:table-column table:style-name="a9edc18"/>
              <table:table-row>
                <table:table-cell table:style-name="a80e839">
                  <text:p text:style-name="adb0067"/>
                </table:table-cell>
              </table:table-row>
            </table:table>
            <text:p text:style-name="aff44f2"/>
          </table:table-cell>
          <table:table-cell table:style-name="aed16ff">
            <table:table table:style-name="a06ed4d">
              <table:table-column table:number-columns-repeated="5" table:style-name="a3f3cbc"/>
              <table:table-row>
                <table:table-cell table:style-name="a5439ca">
                  <text:p text:style-name="a10eb21">1</text:p>
                </table:table-cell>
                <table:table-cell table:style-name="a973ef3">
                  <text:p text:style-name="a5af43b"/>
                </table:table-cell>
                <table:table-cell table:style-name="ab86628">
                  <text:p text:style-name="a81a71a"/>
                </table:table-cell>
                <table:table-cell table:style-name="a79be8f">
                  <text:p text:style-name="a38435e"/>
                </table:table-cell>
                <table:table-cell table:style-name="a2053d9">
                  <text:p text:style-name="a605582">5</text:p>
                </table:table-cell>
              </table:table-row>
              <table:table-row>
                <table:table-cell table:style-name="abf9d8a">
                  <text:p text:style-name="a52fce9"/>
                </table:table-cell>
                <table:table-cell table:style-name="acef2f9">
                  <text:p text:style-name="a2cb7ca"/>
                </table:table-cell>
                <table:table-cell table:style-name="a3b1d41">
                  <text:p text:style-name="a25607f"/>
                </table:table-cell>
                <table:table-cell table:style-name="a1de1ca">
                  <text:p text:style-name="a28caf0">4</text:p>
                </table:table-cell>
                <table:table-cell table:style-name="a6ff536">
                  <text:p text:style-name="a3027f5"/>
                </table:table-cell>
              </table:table-row>
              <table:table-row>
                <table:table-cell table:style-name="a406fc9">
                  <text:p text:style-name="ae44003"/>
                </table:table-cell>
                <table:table-cell table:style-name="a6cd998">
                  <text:p text:style-name="ae3f57f"/>
                </table:table-cell>
                <table:table-cell table:style-name="a3f7624">
                  <text:p text:style-name="a6c9277">3</text:p>
                </table:table-cell>
                <table:table-cell table:style-name="a53dc1d">
                  <text:p text:style-name="ac96cae"/>
                </table:table-cell>
                <table:table-cell table:style-name="a555f78">
                  <text:p text:style-name="ac9a641"/>
                </table:table-cell>
              </table:table-row>
              <table:table-row>
                <table:table-cell table:style-name="a94a120">
                  <text:p text:style-name="ae48036"/>
                </table:table-cell>
                <table:table-cell table:style-name="aa2f8d9">
                  <text:p text:style-name="ac217d2">2</text:p>
                </table:table-cell>
                <table:table-cell table:style-name="a80a323">
                  <text:p text:style-name="a96be89"/>
                </table:table-cell>
                <table:table-cell table:style-name="aeee63a">
                  <text:p text:style-name="a5da7d2"/>
                </table:table-cell>
                <table:table-cell table:style-name="aeefe89">
                  <text:p text:style-name="a33a743"/>
                </table:table-cell>
              </table:table-row>
              <table:table-row>
                <table:table-cell table:style-name="ac2d414">
                  <text:p text:style-name="a3f6cb7">1</text:p>
                </table:table-cell>
                <table:table-cell table:style-name="a1a7fba">
                  <text:p text:style-name="a115364"/>
                </table:table-cell>
                <table:table-cell table:style-name="ac2c066">
                  <text:p text:style-name="abcb425"/>
                </table:table-cell>
                <table:table-cell table:style-name="ac1ed7a">
                  <text:p text:style-name="a1efa5b"/>
                </table:table-cell>
                <table:table-cell table:style-name="a8bf507">
                  <text:p text:style-name="a88be24"/>
                </table:table-cell>
              </table:table-row>
            </table:table>
            <text:p text:style-name="ad7c9ae"/>
          </table:table-cell>
        </table:table-row>
        <table:table-row>
          <table:table-cell table:style-name="af21dde">
            <text:p text:style-name="ac28d40"/>
          </table:table-cell>
          <table:table-cell table:style-name="ae8bc1f">
            <table:table table:style-name="abc025c">
              <table:table-column table:number-columns-repeated="10" table:style-name="aca669b"/>
              <table:table-row>
                <table:table-cell table:style-name="a35a0bf">
                  <text:p text:style-name="aa6bdb7"/>
                </table:table-cell>
                <table:table-cell table:style-name="a0f4cfe">
                  <text:p text:style-name="a437ba9"/>
                </table:table-cell>
                <table:table-cell table:style-name="a2b6dd1">
                  <text:p text:style-name="a657567"/>
                </table:table-cell>
                <table:table-cell table:style-name="aad262f">
                  <text:p text:style-name="a4b5ed9"/>
                </table:table-cell>
                <table:table-cell table:style-name="af81cf1">
                  <text:p text:style-name="a89fef5"/>
                </table:table-cell>
                <table:table-cell table:style-name="a3eafa1">
                  <text:p text:style-name="a7b17cf"/>
                </table:table-cell>
                <table:table-cell table:style-name="afaf7ae">
                  <text:p text:style-name="aac11b7"/>
                </table:table-cell>
                <table:table-cell table:style-name="a25e65b">
                  <text:p text:style-name="a1eb7ef"/>
                </table:table-cell>
                <table:table-cell table:style-name="aff2ccf">
                  <text:p text:style-name="a6048a1"/>
                </table:table-cell>
                <table:table-cell table:style-name="a35eb5c">
                  <text:p text:style-name="a110111"/>
                </table:table-cell>
              </table:table-row>
              <table:table-row>
                <table:table-cell table:style-name="ac67bd6">
                  <text:p text:style-name="a3b6a2d"/>
                </table:table-cell>
                <table:table-cell table:style-name="aca5878">
                  <text:p text:style-name="a0e3911"/>
                </table:table-cell>
                <table:table-cell table:style-name="a3561d0">
                  <text:p text:style-name="a20da09"/>
                </table:table-cell>
                <table:table-cell table:style-name="a54db94">
                  <text:p text:style-name="a48f429"/>
                </table:table-cell>
                <table:table-cell table:style-name="a31a171">
                  <text:p text:style-name="a499e9a"/>
                </table:table-cell>
                <table:table-cell table:style-name="a659228">
                  <text:p text:style-name="adae018"/>
                </table:table-cell>
                <table:table-cell table:style-name="ac54085">
                  <text:p text:style-name="af4a452"/>
                </table:table-cell>
                <table:table-cell table:style-name="a87df18">
                  <text:p text:style-name="a22da23"/>
                </table:table-cell>
                <table:table-cell table:style-name="a8154ac">
                  <text:p text:style-name="a5c28d2"/>
                </table:table-cell>
                <table:table-cell table:style-name="a0ab4de">
                  <text:p text:style-name="a40d9d8"/>
                </table:table-cell>
              </table:table-row>
              <table:table-row>
                <table:table-cell table:style-name="a6d396a">
                  <text:p text:style-name="a5f77d4"/>
                </table:table-cell>
                <table:table-cell table:style-name="af08df7">
                  <text:p text:style-name="aa77aab"/>
                </table:table-cell>
                <table:table-cell table:style-name="a080985">
                  <text:p text:style-name="a4b63fc"/>
                </table:table-cell>
                <table:table-cell table:style-name="ad08db5">
                  <text:p text:style-name="a2a2e67"/>
                </table:table-cell>
                <table:table-cell table:style-name="a0375b3">
                  <text:p text:style-name="a4f255c"/>
                </table:table-cell>
                <table:table-cell table:style-name="a67834d">
                  <text:p text:style-name="a06625c"/>
                </table:table-cell>
                <table:table-cell table:style-name="a685299">
                  <text:p text:style-name="a7687e3"/>
                </table:table-cell>
                <table:table-cell table:style-name="af4c93e">
                  <text:p text:style-name="a252176"/>
                </table:table-cell>
                <table:table-cell table:style-name="ac6781c">
                  <text:p text:style-name="a759385"/>
                </table:table-cell>
                <table:table-cell table:style-name="a443b10">
                  <text:p text:style-name="a39fd0f"/>
                </table:table-cell>
              </table:table-row>
              <table:table-row>
                <table:table-cell table:style-name="aeacbfa">
                  <text:p text:style-name="a2d1845"/>
                </table:table-cell>
                <table:table-cell table:style-name="a73bb4e">
                  <text:p text:style-name="a73469c"/>
                </table:table-cell>
                <table:table-cell table:style-name="a5791be">
                  <text:p text:style-name="a92c803"/>
                </table:table-cell>
                <table:table-cell table:style-name="a1803e7">
                  <text:p text:style-name="a26e42b"/>
                </table:table-cell>
                <table:table-cell table:style-name="a6459fa">
                  <text:p text:style-name="a92c822"/>
                </table:table-cell>
                <table:table-cell table:style-name="a61bacd">
                  <text:p text:style-name="a4649a8"/>
                </table:table-cell>
                <table:table-cell table:style-name="a7c2ad8">
                  <text:p text:style-name="a93e4f8"/>
                </table:table-cell>
                <table:table-cell table:style-name="a4904f4">
                  <text:p text:style-name="a6b60fb"/>
                </table:table-cell>
                <table:table-cell table:style-name="a69bbfa">
                  <text:p text:style-name="a82d111"/>
                </table:table-cell>
                <table:table-cell table:style-name="a93118c">
                  <text:p text:style-name="aff6aef"/>
                </table:table-cell>
              </table:table-row>
              <table:table-row>
                <table:table-cell table:style-name="a02dfa4">
                  <text:p text:style-name="aac1a40"/>
                </table:table-cell>
                <table:table-cell table:style-name="aba57a7">
                  <text:p text:style-name="a5422f4"/>
                </table:table-cell>
                <table:table-cell table:style-name="acd733d">
                  <text:p text:style-name="a37be87"/>
                </table:table-cell>
                <table:table-cell table:style-name="a5f8011">
                  <text:p text:style-name="a86af9f"/>
                </table:table-cell>
                <table:table-cell table:style-name="a697123">
                  <text:p text:style-name="acc8ac2"/>
                </table:table-cell>
                <table:table-cell table:style-name="aee358e">
                  <text:p text:style-name="aab2a0e"/>
                </table:table-cell>
                <table:table-cell table:style-name="aa4fdbb">
                  <text:p text:style-name="abcad30"/>
                </table:table-cell>
                <table:table-cell table:style-name="a8e5563">
                  <text:p text:style-name="a0ec60c"/>
                </table:table-cell>
                <table:table-cell table:style-name="a2089f1">
                  <text:p text:style-name="a2025c1"/>
                </table:table-cell>
                <table:table-cell table:style-name="a4f3a24">
                  <text:p text:style-name="a55e50e"/>
                </table:table-cell>
              </table:table-row>
              <table:table-row>
                <table:table-cell table:style-name="a5264e9">
                  <text:p text:style-name="a6cfe3a"/>
                </table:table-cell>
                <table:table-cell table:style-name="ab81ae2">
                  <text:p text:style-name="ada9e00"/>
                </table:table-cell>
                <table:table-cell table:style-name="a8a5714">
                  <text:p text:style-name="a70742a"/>
                </table:table-cell>
                <table:table-cell table:style-name="a8db89f">
                  <text:p text:style-name="af783da"/>
                </table:table-cell>
                <table:table-cell table:style-name="a4f208e">
                  <text:p text:style-name="a077ea8"/>
                </table:table-cell>
                <table:table-cell table:style-name="aaad414">
                  <text:p text:style-name="ad9b50f"/>
                </table:table-cell>
                <table:table-cell table:style-name="a10f4cb">
                  <text:p text:style-name="a9859e6"/>
                </table:table-cell>
                <table:table-cell table:style-name="a3e25c6">
                  <text:p text:style-name="a0c7dc6"/>
                </table:table-cell>
                <table:table-cell table:style-name="ab54d93">
                  <text:p text:style-name="a1a029c"/>
                </table:table-cell>
                <table:table-cell table:style-name="a9dd271">
                  <text:p text:style-name="a3016e3"/>
                </table:table-cell>
              </table:table-row>
              <table:table-row>
                <table:table-cell table:style-name="af1af5a">
                  <text:p text:style-name="a69cb2b"/>
                </table:table-cell>
                <table:table-cell table:style-name="a2595bb">
                  <text:p text:style-name="a344be5"/>
                </table:table-cell>
                <table:table-cell table:style-name="ac438d3">
                  <text:p text:style-name="aca74ae"/>
                </table:table-cell>
                <table:table-cell table:style-name="a421d39">
                  <text:p text:style-name="aff118c"/>
                </table:table-cell>
                <table:table-cell table:style-name="a9a17e6">
                  <text:p text:style-name="aab75c6"/>
                </table:table-cell>
                <table:table-cell table:style-name="ae14dcb">
                  <text:p text:style-name="a9e5759"/>
                </table:table-cell>
                <table:table-cell table:style-name="add3de9">
                  <text:p text:style-name="a42593c"/>
                </table:table-cell>
                <table:table-cell table:style-name="afc6d3f">
                  <text:p text:style-name="a039dd5"/>
                </table:table-cell>
                <table:table-cell table:style-name="ab3ed36">
                  <text:p text:style-name="a135e74"/>
                </table:table-cell>
                <table:table-cell table:style-name="ad66a46">
                  <text:p text:style-name="acf1ba7"/>
                </table:table-cell>
              </table:table-row>
              <table:table-row>
                <table:table-cell table:style-name="ab5fa01">
                  <text:p text:style-name="a41c5b1"/>
                </table:table-cell>
                <table:table-cell table:style-name="ad5bcbe">
                  <text:p text:style-name="adf7b8a"/>
                </table:table-cell>
                <table:table-cell table:style-name="a3cd88f">
                  <text:p text:style-name="a637229"/>
                </table:table-cell>
                <table:table-cell table:style-name="a969845">
                  <text:p text:style-name="a327cfe"/>
                </table:table-cell>
                <table:table-cell table:style-name="abcd2aa">
                  <text:p text:style-name="a9ecbe1"/>
                </table:table-cell>
                <table:table-cell table:style-name="aef6b23">
                  <text:p text:style-name="a2201d5"/>
                </table:table-cell>
                <table:table-cell table:style-name="a46fe7c">
                  <text:p text:style-name="a0d0b68"/>
                </table:table-cell>
                <table:table-cell table:style-name="a26e380">
                  <text:p text:style-name="a30528f"/>
                </table:table-cell>
                <table:table-cell table:style-name="aecd0a1">
                  <text:p text:style-name="ab65950"/>
                </table:table-cell>
                <table:table-cell table:style-name="a87f4e4">
                  <text:p text:style-name="a65a384"/>
                </table:table-cell>
              </table:table-row>
            </table:table>
            <text:p text:style-name="a3f63a3"/>
          </table:table-cell>
          <table:table-cell table:style-name="a006b8c">
            <text:p text:style-name="ad59819"/>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Uli Hoeneß<text:s/>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Normal (Web)" style:family="paragraph" style:name="NormalWeb" style:parent-style-name="Normal">
      <style:paragraph-properties fo:line-height="100%" fo:margin-bottom="1.76mm" fo:margin-top="1.76mm"/>
      <style:text-properties fo:font-size="12.0pt" style:font-name="Times New Roman" style:font-name-asian="Times New Roman" style:font-name-complex="Times New Roman" style:font-size-asian="12.0pt"/>
    </style:style>
    <style:style style:display-name="Default Paragraph Font" style:family="text" style:name="DefaultParagraphFont" style:parent-style-name="default_character_style"/>
    <style:style style:display-name="Hyperlink" style:family="text" style:name="Hyperlink" style:parent-style-name="DefaultParagraphFont">
      <style:text-properties fo:color="#0000FF" style:text-underline-style="solid"/>
    </style:style>
    <style:default-style style:family="graphic">
      <style:graphic-properties draw:fill="solid" draw:fill-color="#4f81bd"/>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3</dc:date>
    <meta:editing-cycles>2</meta:editing-cycles>
    <meta:editing-duration>PT0.058S</meta:editing-duration>
  </office:meta>
</office:document-meta>
</file>